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, 'Arial Unicode MS'"/>
    <style:font-face style:name="Georgia1" svg:font-family="Georgia" style:font-adornments="Bold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157f9266" officeooo:paragraph-rsid="000175e4"/>
    </style:style>
    <style:style style:name="P2" style:family="paragraph" style:parent-style-name="Text_20_body">
      <style:text-properties officeooo:rsid="1502ce57" officeooo:paragraph-rsid="000175e4"/>
    </style:style>
    <style:style style:name="P3" style:family="paragraph" style:parent-style-name="Text_20_body">
      <style:text-properties officeooo:rsid="1534c281" officeooo:paragraph-rsid="000175e4"/>
    </style:style>
    <style:style style:name="P4" style:family="paragraph" style:parent-style-name="Text_20_body">
      <style:text-properties officeooo:rsid="154d6dc3" officeooo:paragraph-rsid="000175e4"/>
    </style:style>
    <style:style style:name="P5" style:family="paragraph" style:parent-style-name="Text_20_body">
      <style:text-properties officeooo:rsid="154d8a6d" officeooo:paragraph-rsid="000175e4"/>
    </style:style>
    <style:style style:name="P6" style:family="paragraph" style:parent-style-name="Text_20_body" style:list-style-name="L1">
      <style:text-properties officeooo:rsid="15086768" officeooo:paragraph-rsid="000175e4"/>
    </style:style>
    <style:style style:name="P7" style:family="paragraph" style:parent-style-name="Text_20_body" style:list-style-name="L1">
      <style:text-properties officeooo:rsid="1511a4f8" officeooo:paragraph-rsid="000175e4"/>
    </style:style>
    <style:style style:name="P8" style:family="paragraph" style:parent-style-name="Text_20_body" style:list-style-name="L1">
      <style:text-properties officeooo:rsid="15130127" officeooo:paragraph-rsid="000175e4"/>
    </style:style>
    <style:style style:name="P9" style:family="paragraph" style:parent-style-name="Text_20_body" style:list-style-name="L1">
      <style:text-properties officeooo:rsid="15545792" officeooo:paragraph-rsid="000175e4"/>
    </style:style>
    <style:style style:name="P10" style:family="paragraph" style:parent-style-name="Text_20_body" style:list-style-name="L1">
      <style:text-properties officeooo:rsid="151603b1" officeooo:paragraph-rsid="000175e4"/>
    </style:style>
    <style:style style:name="P11" style:family="paragraph" style:parent-style-name="Text_20_body">
      <style:text-properties officeooo:rsid="153a6cf9" officeooo:paragraph-rsid="000175e4"/>
    </style:style>
    <style:style style:name="P12" style:family="paragraph" style:parent-style-name="Text_20_body">
      <style:text-properties officeooo:rsid="1508b4ed" officeooo:paragraph-rsid="000175e4"/>
    </style:style>
    <style:style style:name="P13" style:family="paragraph" style:parent-style-name="Text_20_body">
      <style:text-properties officeooo:rsid="150a91f1" officeooo:paragraph-rsid="000175e4"/>
    </style:style>
    <style:style style:name="P14" style:family="paragraph" style:parent-style-name="Text_20_body">
      <style:text-properties officeooo:rsid="150b449c" officeooo:paragraph-rsid="000175e4"/>
    </style:style>
    <style:style style:name="P15" style:family="paragraph" style:parent-style-name="Text_20_body">
      <style:text-properties officeooo:rsid="150b449c" officeooo:paragraph-rsid="0001f3a9"/>
    </style:style>
    <style:style style:name="P16" style:family="paragraph" style:parent-style-name="Text_20_body">
      <style:text-properties officeooo:rsid="151966e8" officeooo:paragraph-rsid="000175e4"/>
    </style:style>
    <style:style style:name="P17" style:family="paragraph" style:parent-style-name="Text_20_body">
      <style:text-properties officeooo:rsid="150e5e52" officeooo:paragraph-rsid="000175e4"/>
    </style:style>
    <style:style style:name="P18" style:family="paragraph" style:parent-style-name="Text_20_body">
      <style:text-properties officeooo:rsid="15105850" officeooo:paragraph-rsid="000175e4"/>
    </style:style>
    <style:style style:name="P19" style:family="paragraph" style:parent-style-name="Text_20_body">
      <style:text-properties officeooo:rsid="153527c5" officeooo:paragraph-rsid="000175e4"/>
    </style:style>
    <style:style style:name="P20" style:family="paragraph" style:parent-style-name="Text_20_body">
      <style:text-properties officeooo:rsid="154b9479" officeooo:paragraph-rsid="000175e4"/>
    </style:style>
    <style:style style:name="P21" style:family="paragraph" style:parent-style-name="Text_20_body">
      <style:text-properties officeooo:rsid="1527507f" officeooo:paragraph-rsid="000175e4"/>
    </style:style>
    <style:style style:name="P22" style:family="paragraph" style:parent-style-name="Text_20_body">
      <style:text-properties officeooo:rsid="1527507f" officeooo:paragraph-rsid="0001f3a9"/>
    </style:style>
    <style:style style:name="P23" style:family="paragraph" style:parent-style-name="Text_20_body">
      <style:text-properties officeooo:rsid="1528c36f" officeooo:paragraph-rsid="000175e4"/>
    </style:style>
    <style:style style:name="P24" style:family="paragraph" style:parent-style-name="Text_20_body">
      <style:text-properties officeooo:rsid="1528c36f" officeooo:paragraph-rsid="0001f3a9"/>
    </style:style>
    <style:style style:name="P25" style:family="paragraph" style:parent-style-name="Text_20_body" style:list-style-name="L3">
      <style:text-properties officeooo:rsid="15422e1f" officeooo:paragraph-rsid="000175e4"/>
    </style:style>
    <style:style style:name="P26" style:family="paragraph" style:parent-style-name="Text_20_body" style:list-style-name="L3">
      <style:text-properties officeooo:rsid="15422e1f" officeooo:paragraph-rsid="0001f3a9"/>
    </style:style>
    <style:style style:name="P27" style:family="paragraph" style:parent-style-name="Text_20_body" style:list-style-name="L3">
      <style:text-properties officeooo:rsid="154354a4" officeooo:paragraph-rsid="000175e4"/>
    </style:style>
    <style:style style:name="P28" style:family="paragraph" style:parent-style-name="Text_20_body" style:list-style-name="L3">
      <style:text-properties officeooo:rsid="154354a4" officeooo:paragraph-rsid="0001f3a9"/>
    </style:style>
    <style:style style:name="P29" style:family="paragraph" style:parent-style-name="Text_20_body" style:list-style-name="L3">
      <style:text-properties officeooo:rsid="15447b47" officeooo:paragraph-rsid="000175e4"/>
    </style:style>
    <style:style style:name="P30" style:family="paragraph" style:parent-style-name="Text_20_body" style:list-style-name="L3">
      <style:text-properties officeooo:rsid="15447b47" officeooo:paragraph-rsid="0001f3a9"/>
    </style:style>
    <style:style style:name="P31" style:family="paragraph" style:parent-style-name="Text_20_body">
      <style:text-properties officeooo:rsid="1529fee2" officeooo:paragraph-rsid="000175e4"/>
    </style:style>
    <style:style style:name="P32" style:family="paragraph" style:parent-style-name="Text_20_body">
      <style:text-properties officeooo:rsid="1529fee2" officeooo:paragraph-rsid="0001f3a9"/>
    </style:style>
    <style:style style:name="P33" style:family="paragraph" style:parent-style-name="Text_20_body">
      <style:text-properties officeooo:rsid="153dc5cc" officeooo:paragraph-rsid="000175e4"/>
    </style:style>
    <style:style style:name="P34" style:family="paragraph" style:parent-style-name="Text_20_body">
      <style:text-properties officeooo:rsid="153dc5cc" officeooo:paragraph-rsid="0001f3a9"/>
    </style:style>
    <style:style style:name="P35" style:family="paragraph" style:parent-style-name="Text_20_body">
      <style:text-properties officeooo:rsid="152ab5ec" officeooo:paragraph-rsid="000175e4"/>
    </style:style>
    <style:style style:name="P36" style:family="paragraph" style:parent-style-name="Text_20_body">
      <style:text-properties officeooo:rsid="152ab5ec" officeooo:paragraph-rsid="0001f3a9"/>
    </style:style>
    <style:style style:name="P37" style:family="paragraph" style:parent-style-name="Text_20_body">
      <style:text-properties officeooo:rsid="152c2477" officeooo:paragraph-rsid="000175e4"/>
    </style:style>
    <style:style style:name="P38" style:family="paragraph" style:parent-style-name="Text_20_body">
      <style:text-properties officeooo:rsid="152c2477" officeooo:paragraph-rsid="0001f3a9"/>
    </style:style>
    <style:style style:name="P39" style:family="paragraph" style:parent-style-name="Text_20_body">
      <style:text-properties officeooo:rsid="1530535a" officeooo:paragraph-rsid="0001f3a9"/>
    </style:style>
    <style:style style:name="P40" style:family="paragraph" style:parent-style-name="Text_20_body">
      <style:text-properties officeooo:rsid="15711990" officeooo:paragraph-rsid="000175e4"/>
    </style:style>
    <style:style style:name="P41" style:family="paragraph" style:parent-style-name="Text_20_body">
      <style:text-properties officeooo:rsid="1577c480" officeooo:paragraph-rsid="000175e4"/>
    </style:style>
    <style:style style:name="P42" style:family="paragraph" style:parent-style-name="Text_20_body">
      <style:text-properties officeooo:rsid="157c9216" officeooo:paragraph-rsid="000175e4"/>
    </style:style>
    <style:style style:name="P43" style:family="paragraph" style:parent-style-name="Text_20_body">
      <style:text-properties officeooo:rsid="157f74f0" officeooo:paragraph-rsid="000175e4"/>
    </style:style>
    <style:style style:name="P44" style:family="paragraph" style:parent-style-name="Heading_20_1" style:master-page-name="Standard">
      <style:paragraph-properties style:page-number="auto"/>
      <style:text-properties officeooo:rsid="149d7560" officeooo:paragraph-rsid="000175e4"/>
    </style:style>
    <style:style style:name="P45" style:family="paragraph" style:parent-style-name="Heading_20_3">
      <style:text-properties officeooo:rsid="1526022c" officeooo:paragraph-rsid="0001f3a9"/>
    </style:style>
    <style:style style:name="P46" style:family="paragraph" style:parent-style-name="Heading_20_3">
      <style:text-properties officeooo:paragraph-rsid="000175e4"/>
    </style:style>
    <style:style style:name="P47" style:family="paragraph" style:parent-style-name="Heading_20_3">
      <style:text-properties officeooo:paragraph-rsid="0001f3a9"/>
    </style:style>
    <style:style style:name="P48" style:family="paragraph" style:parent-style-name="Heading_20_2">
      <style:text-properties officeooo:paragraph-rsid="000175e4"/>
    </style:style>
    <style:style style:name="P49" style:family="paragraph" style:parent-style-name="Footer">
      <style:paragraph-properties fo:text-align="center" style:justify-single-word="false"/>
    </style:style>
    <style:style style:name="T1" style:family="text">
      <style:text-properties officeooo:rsid="157fa307"/>
    </style:style>
    <style:style style:name="T2" style:family="text">
      <style:text-properties officeooo:rsid="1507b5ed"/>
    </style:style>
    <style:style style:name="T3" style:family="text">
      <style:text-properties officeooo:rsid="15086768"/>
    </style:style>
    <style:style style:name="T4" style:family="text">
      <style:text-properties officeooo:rsid="156a512c"/>
    </style:style>
    <style:style style:name="T5" style:family="text">
      <style:text-properties officeooo:rsid="156c82ef"/>
    </style:style>
    <style:style style:name="T6" style:family="text">
      <style:text-properties officeooo:rsid="156c68ff"/>
    </style:style>
    <style:style style:name="T7" style:family="text">
      <style:text-properties officeooo:rsid="156e229d"/>
    </style:style>
    <style:style style:name="T8" style:family="text">
      <style:text-properties officeooo:rsid="154f358c"/>
    </style:style>
    <style:style style:name="T9" style:family="text">
      <style:text-properties officeooo:rsid="154c88b6"/>
    </style:style>
    <style:style style:name="T10" style:family="text">
      <style:text-properties officeooo:rsid="151bf149"/>
    </style:style>
    <style:style style:name="T11" style:family="text">
      <style:text-properties fo:font-weight="bold" officeooo:rsid="151bf149" style:font-weight-asian="bold" style:font-weight-complex="bold"/>
    </style:style>
    <style:style style:name="T12" style:family="text">
      <style:text-properties officeooo:rsid="155e074b"/>
    </style:style>
    <style:style style:name="T13" style:family="text">
      <style:text-properties officeooo:rsid="151d9c13"/>
    </style:style>
    <style:style style:name="T14" style:family="text">
      <style:text-properties officeooo:rsid="15608f06"/>
    </style:style>
    <style:style style:name="T15" style:family="text">
      <style:text-properties officeooo:rsid="155aade7"/>
    </style:style>
    <style:style style:name="T16" style:family="text">
      <style:text-properties officeooo:rsid="15568052"/>
    </style:style>
    <style:style style:name="T17" style:family="text">
      <style:text-properties officeooo:rsid="155ca084"/>
    </style:style>
    <style:style style:name="T18" style:family="text">
      <style:text-properties officeooo:rsid="15133a4b"/>
    </style:style>
    <style:style style:name="T19" style:family="text">
      <style:text-properties officeooo:rsid="154546ec"/>
    </style:style>
    <style:style style:name="T20" style:family="text">
      <style:text-properties officeooo:rsid="15173c8d"/>
    </style:style>
    <style:style style:name="T21" style:family="text">
      <style:text-properties officeooo:rsid="15545792"/>
    </style:style>
    <style:style style:name="T22" style:family="text">
      <style:text-properties officeooo:rsid="15163bb9"/>
    </style:style>
    <style:style style:name="T23" style:family="text">
      <style:text-properties officeooo:rsid="15610ea5"/>
    </style:style>
    <style:style style:name="T24" style:family="text">
      <style:text-properties officeooo:rsid="1562d8db"/>
    </style:style>
    <style:style style:name="T25" style:family="text">
      <style:text-properties officeooo:rsid="152e593f"/>
    </style:style>
    <style:style style:name="T26" style:family="text">
      <style:text-properties officeooo:rsid="150ce502"/>
    </style:style>
    <style:style style:name="T27" style:family="text">
      <style:text-properties officeooo:rsid="1558f088"/>
    </style:style>
    <style:style style:name="T28" style:family="text">
      <style:text-properties officeooo:rsid="150e5e52"/>
    </style:style>
    <style:style style:name="T29" style:family="text">
      <style:text-properties officeooo:rsid="15356d33"/>
    </style:style>
    <style:style style:name="T30" style:family="text">
      <style:text-properties officeooo:rsid="15105850"/>
    </style:style>
    <style:style style:name="T31" style:family="text">
      <style:text-properties officeooo:rsid="15119133"/>
    </style:style>
    <style:style style:name="T32" style:family="text">
      <style:text-properties officeooo:rsid="1570122d"/>
    </style:style>
    <style:style style:name="T33" style:family="text">
      <style:text-properties officeooo:rsid="1535a639"/>
    </style:style>
    <style:style style:name="T34" style:family="text">
      <style:text-properties officeooo:rsid="15310e41"/>
    </style:style>
    <style:style style:name="T35" style:family="text">
      <style:text-properties officeooo:rsid="1571e0c5"/>
    </style:style>
    <style:style style:name="T36" style:family="text">
      <style:text-properties officeooo:rsid="1578e605"/>
    </style:style>
    <style:style style:name="T37" style:family="text">
      <style:text-properties officeooo:rsid="1579e5ad"/>
    </style:style>
    <style:style style:name="T38" style:family="text">
      <style:text-properties officeooo:rsid="157f2bf0"/>
    </style:style>
    <style:style style:name="T39" style:family="text">
      <style:text-properties officeooo:rsid="153af172"/>
    </style:style>
    <style:style style:name="T40" style:family="text">
      <style:text-properties officeooo:rsid="1530535a"/>
    </style:style>
    <style:style style:name="T41" style:family="text">
      <style:text-properties officeooo:rsid="00030b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Chapter 3 – <text:span text:style-name="T2">tyranův stín</text:span></text:h>
      <text:p text:style-name="P2">Kdo najal Vanju?<text:span text:style-name="T3"><text:line-break/>- kudůk Aradus, konzervativec</text:span></text:p>
      <text:p text:style-name="P3">Za kým stojí ostatní organizace<text:line-break/><text:tab/><text:span text:style-name="T4">A</text:span>kademie<text:line-break/><text:tab/>- <text:span text:style-name="T4">silné demokratické hnutí<text:line-break/><text:tab/>- Perdikus je silně proti tyranii,<text:line-break/><text:tab/> <text:s/>s monarchií ale problém nemá<text:line-break/><text:tab/></text:span>Išařin chrám<text:line-break/><text:tab/>- <text:span text:style-name="T4">podporuje konzervativce<text:line-break/><text:tab/></text:span>Árónův chrám, <text:span text:style-name="T5">gymnázión</text:span><text:line-break/><text:tab/>- <text:span text:style-name="T6">chrám stojí pevně za Hierophantem<text:line-break/><text:tab/> <text:s/>Adirosem<text:line-break/><text:tab/>- gymnázión je vnitřně nejednotný.<text:line-break/><text:tab/> <text:s/>Oficiálně ho vede Hierphant,<text:line-break/><text:tab/> <text:s/>ale dost členů podporuje Doruvose.<text:line-break/><text:tab/> <text:s/>Každopádně stojí za Dórskou<text:line-break/><text:tab/> <text:s/>aristokracií</text:span></text:p>
      <text:p text:style-name="P4">Halar má inkriminující dokumenty od obchodníka Stériose. Je to bonzlist, kdo obchoduje s piráty.<text:line-break/>- Deonor, elfský senátor.<text:line-break/>- <text:span text:style-name="T7">Aradus, kudůk, konzervativec<text:line-break/>- Gilias, zadlužený dórský aristokrat podporující Doruvose</text:span></text:p>
      <text:p text:style-name="P5">Doruvos<text:line-break/>- žena Helena, žije s ním ve Vadoře, ale společenského života se neúčastní. Extrémně zbožná.<text:line-break/>- syn v armádě za mořem. Ten by možná mohl dorazit otci na pomoc, když bude nejhůř.<text:line-break/>- <text:span text:style-name="T8">dcera Franea, žije ve Vadoře.<text:line-break/>- Doruvosův děd byl tyran v Peliasu.</text:span></text:p>
      <text:h text:style-name="P45" text:outline-level="3">Podsvětí a sítě</text:h>
      <text:p text:style-name="P22">Kudůci z Abydosu<text:line-break/>- stále je platí Doruvos.<text:line-break/>- zbývá jich 15, jsou zalezlí po městě.</text:p>
      <text:p text:style-name="P24">Vadorské podsvětí (organizované po čtvrtích)</text:p>
      <text:list xml:id="list62567882" text:style-name="L3">
        <text:list-item>
          <text:p text:style-name="P26">Halarova čtvrť<text:line-break/>šéfem je Šedivák, elf</text:p>
        </text:list-item>
        <text:list-item>
          <text:p text:style-name="P28">Raknosova čtvrť</text:p>
        </text:list-item>
        <text:list-item>
          <text:p text:style-name="P28">Slum<text:line-break/>Wirt není šéf, ale <text:span text:style-name="T41">aspiruje</text:span> na to</text:p>
        </text:list-item>
        <text:list-item>
          <text:p text:style-name="P30">Trpaslická čtvrť<text:line-break/>Tady to má pod palcem Norad</text:p>
        </text:list-item>
      </text:list>
      <text:p text:style-name="P32"><text:span text:style-name="T27">Vadorští p</text:span>iráti a jejich dodavatelská síť<text:line-break/>- <text:span text:style-name="T27">vede je Rudý Šáh, akčním šéfem je trpaslík Dori</text:span><text:line-break/><text:span text:style-name="T27">Wealth 3</text:span></text:p>
      <text:p text:style-name="P34">Konkurenční piráti<text:line-break/>- ve Vadoře je vede Černej zub (šéfové jsou za mořem).<text:line-break/>(Druhá skupina ho zahlédla na molu, když přebíral náklad od Tary. Je to otrokář a určitě by chtěl obchod s otroky prosadit i ve Vadoře.)<text:line-break/>Wealth 4</text:p>
      <text:p text:style-name="P36">Archon má 20 agentů (skill 3)</text:p>
      <text:p text:style-name="P38">Princ má Akiru a její lidi</text:p>
      <text:p text:style-name="P38">Trpaslická banka má Norata a jeho lidi</text:p>
      <text:p text:style-name="P39"><text:span text:style-name="T40">Demokrat (hobit) mluví za demokraty ve městě (většinou Achájce). Není to uměle vybudované síť, ale má podobné možnosti. Asi má silnou podporu v akademii.</text:span></text:p>
      <text:h text:style-name="P46" text:outline-level="3">Vojsko</text:h>
      <text:p text:style-name="P16">Doruvos<text:line-break/><text:span text:style-name="T28">3 falangy (síla 5) (300 mužů), celková síla 1500</text:span></text:p>
      <text:p text:style-name="P16">Archon <text:span text:style-name="T9">(Diákonos)</text:span><text:line-break/>20 mužů elitní osobní gardy (síla 5), celkem 100</text:p>
      <text:p text:style-name="P17">Plechový hlavy (síla 4) (200 mužů), celk<text:span text:style-name="T29">em</text:span> 800</text:p>
      <text:p text:style-name="P17">Zbylé kumpanie v městské stráži (síla 3) (800 mužů), celk<text:span text:style-name="T29">em 2400</text:span></text:p>
      <text:p text:style-name="P17"><text:soft-page-break/>Piráti (síla 2) (<text:span text:style-name="T30">místní piráti dejme tomu 300</text:span> mužů <text:span text:style-name="T30">+ 60 Tařiných</text:span>). <text:span text:style-name="T31">Piráti odjinud klidně i víc.</text:span></text:p>
      <text:p text:style-name="P18">Podsvětí (síla 1) – 500 mužů</text:p>
      <text:p text:style-name="P19"><text:span text:style-name="T32">Gymnázión</text:span><text:line-break/>50 dórských vojáků (síla 3), celkem 150<text:line-break/>- <text:span text:style-name="T33">oficiálně podléhají stratégovi, fakticky jsou ale věrní hierophantovi</text:span></text:p>
      <text:p text:style-name="P20">Gersonova kumpanie<text:line-break/>50 mužů (a počet stále roste), síla 2. Nejsou členy městské gardy, dělaj pro různý menší obchodníky a tak.</text:p>
      <text:h text:style-name="P47" text:outline-level="3">Možné vnější vlivy</text:h>
      <text:p text:style-name="P15">- Abydoss<text:line-break/>- <text:span text:style-name="T26">Garadra<text:line-break/></text:span>- <text:span text:style-name="T27">konkurenční piráti<text:line-break/></text:span>- Dórský Daidoch (mohl by sem poslat armádu. Otázka je, jak moc mu nějaká Vadora bude stát za to).<text:line-break/>- <text:span text:style-name="T39">Achájská města (podpora pokusu o demokratický převrat)</text:span></text:p>
      <text:h text:style-name="P46" text:outline-level="3">Senát</text:h>
      <text:list xml:id="list2228574150" text:style-name="L1">
        <text:list-item>
          <text:p text:style-name="P6">má 13 křesel (možná víc, ale 13 je rozhodujících).</text:p>
        </text:list-item>
        <text:list-item>
          <text:p text:style-name="P6">triarchové nejsou senátoři.</text:p>
        </text:list-item>
        <text:list-item>
          <text:p text:style-name="P6">6 křesel mají Dórští aristokrati (záměrně nemají většinu, to byla součást dohody s Filipem). Všichni jsou samozřejmě lidé.</text:p>
          <text:list>
            <text:list-item>
              <text:p text:style-name="P7">Jeden rod stojí za Archonem <text:span text:style-name="T9">(Diákonosem)</text:span><text:line-break/><text:span text:style-name="T10">10 mužů osobní stráže, síla 3 (celkem 30)<text:line-break/></text:span><text:span text:style-name="T11">Astios</text:span><text:span text:style-name="T10"><text:line-break/>- syn Pásos, dluží Alrikovi prachy. Smlouva se ztratila z Išařina chrámu (což je dost neslýchaný). Alrik pro něj dělal něco v divočině (možná tam někoho hledal), zřejmě to nebyla úplně čistá záležitost.<text:line-break/>Wealth 4 (archon rozhoduje v Astiosově zájmu)</text:span></text:p>
            </text:list-item>
            <text:list-item>
              <text:p text:style-name="P7">Dva rody stojí za Hierophantem <text:span text:style-name="T9">(Adirosem)</text:span></text:p>
              <text:list>
                <text:list-item>
                  <text:p text:style-name="P7"><text:span text:style-name="T12">Demetrius<text:line-break/>Wealth 3</text:span><text:line-break/><text:span text:style-name="T13">15 mužů osobní stráže, síla 3 (celkem 45)</text:span></text:p>
                </text:list-item>
                <text:list-item>
                  <text:p text:style-name="P7"><text:span text:style-name="T14">Artemon<text:line-break/>Wealth 3</text:span><text:line-break/><text:span text:style-name="T13">15 mužů osobní stráže, síla 3 (celkem 45)</text:span></text:p>
                </text:list-item>
              </text:list>
            </text:list-item>
            <text:list-item>
              <text:p text:style-name="P7">Tři jsou pro Doruvose</text:p>
              <text:list>
                <text:list-item>
                  <text:p text:style-name="P7"><text:span text:style-name="T15">Aegidius</text:span><text:line-break/><text:span text:style-name="T16">Wealth 3<text:line-break/>10 mužů osobní stráže (síla 3)</text:span></text:p>
                </text:list-item>
                <text:list-item>
                  <text:p text:style-name="P7"><text:span text:style-name="T17">Xemnón</text:span><text:line-break/><text:span text:style-name="T16">Wealth 3<text:line-break/>10 mužů osobní stráže (síla 3)</text:span></text:p>
                </text:list-item>
                <text:list-item>
                  <text:p text:style-name="P7"><text:span text:style-name="T15">Gilias<text:line-break/>Wealth 2 (vážný finanční problémy, velký dluhy)</text:span><text:line-break/><text:span text:style-name="T13">10 mužů osobní stráže (síla 3)</text:span></text:p>
                </text:list-item>
              </text:list>
            </text:list-item>
          </text:list>
        </text:list-item>
        <text:list-item>
          <text:p text:style-name="P6">7 mají Icéňané</text:p>
          <text:list>
            <text:list-item>
              <text:p text:style-name="P7">Jedno křeslo má trpaslická banka <text:span text:style-name="T18">(trpaslík Bordan).<text:line-break/>Wealth 5<text:line-break/>- bankovní stráže (celkem 10 trpaslíků, síla 4)</text:span></text:p>
            </text:list-item>
            <text:list-item>
              <text:p text:style-name="P7">Jedno křeslo má princ <text:span text:style-name="T19">Godrin z rodu Dabaranů</text:span> <text:span text:style-name="T18">(trpaslík)<text:line-break/>Wealth 4<text:line-break/>10 mužů osobní stráže (síla 3), celkem 30</text:span></text:p>
            </text:list-item>
            <text:list-item>
              <text:p text:style-name="P7"><text:soft-page-break/>Jedno křeslo mají elfové <text:span text:style-name="T18">(senátor Deonor – jeho syn Tianas vedl výpravu do Opuštěné pevnosti. Achájec – možná by mohl na oko spolupracovat s demokratama)<text:line-break/>Wealth 4<text:line-break/>- 5 mužů osobní stráže senátora (síla 3), celkem 15<text:line-break/>- probíhá výcvik v rámci novoelfského hnutí. Celkem 50 akceschopných mladých elfů, zatím síla 1 (brzo 2).<text:line-break/>(Kde trénujou? Asi na to koupili nějakej dům. Nebo možná za městem – cvičej i v divočině)</text:span></text:p>
            </text:list-item>
            <text:list-item>
              <text:p text:style-name="P7">Zbývají 4 křesla</text:p>
              <text:list>
                <text:list-item>
                  <text:p text:style-name="P8">1 Demokrat <text:span text:style-name="T18">(hobit Philosir)<text:line-break/>Wealth 4<text:line-break/>5 žoldáků (síla 2), celkem 10</text:span></text:p>
                </text:list-item>
                <text:list-item>
                  <text:p text:style-name="P8">2 Konzervativci – <text:span text:style-name="T20">chtějí </text:span>návrat ke stavu před Filipem.</text:p>
                  <text:list>
                    <text:list-item>
                      <text:p text:style-name="P8"><text:span text:style-name="T21">člověk Arvad<text:line-break/>Wealth 4</text:span><text:line-break/><text:span text:style-name="T22">Soukromá jednotka 20 seveřanů (síla 4), celkem 80</text:span></text:p>
                    </text:list-item>
                    <text:list-item>
                      <text:p text:style-name="P9">kudůk <text:span text:style-name="T23">Aradus</text:span><text:line-break/>Wealth 5<text:line-break/>20 žoldáků (síla 3), celkem 60</text:p>
                    </text:list-item>
                  </text:list>
                </text:list-item>
                <text:list-item>
                  <text:p text:style-name="P10">1 monarchista (kudůk <text:span text:style-name="T24">Berut</text:span>). Zakládá si na svém urozeném původu. Odvozuje ho od staré icénské nobility, podobně jako princ. <text:span text:style-name="T22">Chtěl by sám vládnout, ale nemá na to podporu a shopnosti.<text:line-break/>Wealth 4<text:line-break/>20 věrných kudůckých kušiníků (síla 3), 10 žoldáků (síla 2)<text:line-break/></text:span></text:p>
                </text:list-item>
              </text:list>
            </text:list-item>
          </text:list>
        </text:list-item>
      </text:list>
      <text:p text:style-name="P11">- Na běžná hlasování stačí většina, tzn. 7 hlasů.</text:p>
      <text:p text:style-name="P12">- Na vyhlášení monarchie senátem je potřeba 11 hlasů. A samozřejmě předtím <text:span text:style-name="T25">nejednotné hlasování</text:span> triarchů.</text:p>
      <text:p text:style-name="P13">- Alternativa je násilný převrat – pak senát ani triarchové nehrajou roli.</text:p>
      <text:p text:style-name="P14">- Obdobně ale rozhodnutí senátu nemusí stačit, pokud někdo převezme kontrolu násilím.</text:p>
      <text:h text:style-name="P48" text:outline-level="2">Bimbovy kontakty</text:h>
      <text:p text:style-name="P40">Klepeťák<text:line-break/>- otrokář (nebude se mu líbit, že mu Černej Zub chce šéfovat).<text:line-break/>- člověk, 180 cm, snědší pleť, klobouk, žlutá šerpa kolem pasu<text:line-break/>- <text:span text:style-name="T35">na pravé ruce má jen palec a ukazováček (zranění má od Tary)<text:line-break/>- výrazný, zvučný hlas<text:line-break/>- umí telekinezi – stisk na dálku</text:span></text:p>
      <text:p text:style-name="P41">Bocman <text:span text:style-name="T36">Ž</text:span>ou<text:line-break/>- <text:span text:style-name="T37">shání kapitánům námořníky<text:line-break/>- dělá pro Klepeťáka<text:line-break/>- žlutý hadřík (symbol)</text:span></text:p>
      <text:p text:style-name="P42">Dryjáčník<text:line-break/>- alcháč, <text:span text:style-name="T38">drží „zboží“ zdrogované</text:span></text:p>
      <text:p text:style-name="P43">Rychlá parta<text:line-break/>- „přístavní dělníci“ (25 chlapů)</text:p>
      <text:p text:style-name="P1">Havran (zvaný Vyzáblina)<text:line-break/>- vede Rychlou partu.<text:line-break/>- <text:span text:style-name="T1">černovlasý hubeňour<text:line-break/>- nakřáplý, krákoravý hlas<text:line-break/>- patří mu modrý sklad poblíž hlavního mol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, 'Arial Unicode MS'"/>
    <style:font-face style:name="Georgia1" svg:font-family="Georgia" style:font-adornments="Bold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7284*" fo:start-indent="0cm" fo:end-indent="0.249cm"/>
          <style:column style:rel-width="7286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19-01-30T15:46:36.016000000</dc:date>
    <dc:creator>York </dc:creator>
    <meta:editing-duration>PT12M16S</meta:editing-duration>
    <meta:editing-cycles>3</meta:editing-cycles>
    <meta:document-statistic meta:table-count="0" meta:image-count="0" meta:object-count="0" meta:page-count="3" meta:paragraph-count="62" meta:word-count="943" meta:character-count="5570" meta:non-whitespace-character-count="4679"/>
  </office:meta>
</office:document-meta>
</file>